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6f1945" officeooo:paragraph-rsid="006f194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726eb2" officeooo:paragraph-rsid="00726eb2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text-properties fo:font-size="14pt" fo:font-weight="bold" officeooo:rsid="0057f2d4" officeooo:paragraph-rsid="0057f2d4" style:font-size-asian="14pt" style:font-weight-asian="bold" style:font-size-complex="14pt" style:font-weight-complex="bold"/>
    </style:style>
    <style:style style:name="P9" style:family="paragraph" style:parent-style-name="Text_20_body">
      <style:text-properties fo:font-size="14pt" fo:font-weight="bold" officeooo:rsid="0057f2d4" officeooo:paragraph-rsid="0068fb5a" style:font-size-asian="14pt" style:font-weight-asian="bold" style:font-size-complex="14pt" style:font-weight-complex="bold"/>
    </style:style>
    <style:style style:name="P10" style:family="paragraph" style:parent-style-name="Text_20_body">
      <style:text-properties officeooo:paragraph-rsid="00618bff"/>
    </style:style>
    <style:style style:name="P11" style:family="paragraph" style:parent-style-name="Standard" style:master-page-name="">
      <style:paragraph-properties fo:margin-top="6mm" fo:margin-bottom="4.99mm" style:contextual-spacing="false" fo:text-align="center" style:justify-single-word="false" style:page-number="auto" fo:padding="0.49mm" fo:border="0.06pt solid #000000" style:shadow="#808080 1.8mm 1.8mm" style:writing-mode="page"/>
      <style:text-properties fo:font-weight="bold" officeooo:rsid="002628a0" officeooo:paragraph-rsid="00624c61" style:font-weight-asian="bold" style:font-weight-complex="bold"/>
    </style:style>
    <style:style style:name="P12" style:family="paragraph" style:parent-style-name="Standard" style:master-page-name="First_20_Page">
      <style:paragraph-properties style:page-number="auto"/>
    </style:style>
    <style:style style:name="T1" style:family="text">
      <style:text-properties officeooo:rsid="00101c55"/>
    </style:style>
    <style:style style:name="T2" style:family="text">
      <style:text-properties officeooo:rsid="001bf997"/>
    </style:style>
    <style:style style:name="T3" style:family="text">
      <style:text-properties officeooo:rsid="002125c5"/>
    </style:style>
    <style:style style:name="T4" style:family="text">
      <style:text-properties officeooo:rsid="0022027b"/>
    </style:style>
    <style:style style:name="T5" style:family="text">
      <style:text-properties officeooo:rsid="00421c95"/>
    </style:style>
    <style:style style:name="T6" style:family="text">
      <style:text-properties officeooo:rsid="005bdbfe"/>
    </style:style>
    <style:style style:name="T7" style:family="text">
      <style:text-properties officeooo:rsid="005c79ed"/>
    </style:style>
    <style:style style:name="T8" style:family="text">
      <style:text-properties officeooo:rsid="005d77d4"/>
    </style:style>
    <style:style style:name="T9" style:family="text">
      <style:text-properties officeooo:rsid="003f70d5"/>
    </style:style>
    <style:style style:name="T10" style:family="text">
      <style:text-properties officeooo:rsid="00624c61"/>
    </style:style>
    <style:style style:name="T11" style:family="text">
      <style:text-properties officeooo:rsid="0066ea71"/>
    </style:style>
    <style:style style:name="T12" style:family="text">
      <style:text-properties officeooo:rsid="007314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5">BLABLA <text:span text:style-name="T12">BLABLA</text:span></text:p>
      <text:p text:style-name="P1">Nouméa le, <text:text-input text:description="&lt;arrow_today()&gt;">&lt;arrow_today()&gt;</text:text-input></text:p>
      <text:p text:style-name="P4"/>
      <text:p text:style-name="P7"><text:text-input text:description="&lt;o.partner_id.fullname&gt;">&lt;o.partner_id.fullname&gt;</text:text-input></text:p>
      <text:p text:style-name="P11"><text:span text:style-name="T10">L’horaire donné ce jour l’est à titre indicatif et peut être modifié jusqu’à la dernière minute</text:span><text:line-break/><text:span text:style-name="T10">La clinique est suceptible de vous appeler la veille et/ou le jour de la chirurgie<text:line-break/></text:span>Vous devez <text:span text:style-name="T10">ABSOLUMENT </text:span>être joignable au téléphone <text:span text:style-name="T11">(</text:span><text:span text:style-name="T11"><text:text-input text:description="&lt;o.partner_id.phone&gt;">&lt;o.partner_id.phone&gt;</text:text-input></text:span><text:span text:style-name="T11">, </text:span><text:span text:style-name="T11"><text:text-input text:description="&lt;o.partner_id.mobile&gt;">&lt;o.partner_id.mobile&gt;</text:text-input></text:span><text:span text:style-name="T11">)</text:span>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Text_20_body"><text:text-input text:description="&lt;if test=&quot;o.preop_meeting_id&quot;&gt;">&lt;if test="o.preop_meeting_id&gt;</text:text-input><text:span text:style-name="T1">Pour le rendez vous pre-opératoire:<text:line-break/> le:</text:span><text:span text:style-name="T1"><text:text-input text:description="&lt;only_time3()&gt;">&lt;only_time3()&gt;</text:text-input></text:span><text:span text:style-name="T1"><text:line-break/> au cabinet, ancre de marine, baie de l'orphelinat.</text:span><text:span text:style-name="T1"><text:text-input text:description="&lt;/if&gt;">&lt;/if&gt;</text:text-input></text:span></text:p>
      <text:p text:style-name="P8"/>
      <text:p text:style-name="Text_20_body"><text:text-input text:description="&lt;if test=&quot;o.ane_appointment&quot;&gt;">&lt;if test="o.ane_appointment"&gt;</text:text-input>Pour la consultation d'anesthésie<text:span text:style-name="T2">:<text:line-break/> l</text:span>e : <text:text-input text:description="&lt;only_time2()&gt;">&lt;only_time2()&gt;</text:text-input><text:line-break/> <text:span text:style-name="T5">lieu : </text:span><text:span text:style-name="T5"><text:text-input text:description="&lt;o.bloc_agenda_id.ane_group_id.street&gt;">&lt;o.bloc_agenda_id.ane_group_id.street&gt;</text:text-input></text:span><text:span text:style-name="T5"><text:line-break/> </text:span><text:span text:style-name="T5"><text:text-input text:description="&lt;o.bloc_agenda_id.ane_group_id.street2&gt;">&lt;o.bloc_agenda_id.ane_group_id.street2&gt;</text:text-input></text:span><text:span text:style-name="T5"><text:line-break/> En cas d’empêchement merci de prévenir dès que possible au </text:span><text:span text:style-name="T5"><text:text-input text:description="&lt;o.bloc_agenda_id.ane_group_id.phone&gt;">&lt;o.bloc_agenda_id.ane_group_id.phone&gt;</text:text-input></text:span><text:span text:style-name="T5"><text:text-input text:description="&lt;/if&gt;">&lt;/if&gt;</text:text-input></text:span></text:p>
      <text:p text:style-name="Text_20_body"><text:text-input text:description="&lt;if test=&quot;o.ane_patient_call is True&quot;&gt;">&lt;if test="o.ane_patient_call is True"&gt;</text:text-input>Prendre rendez-vous dès que possible auprés du secrétariat des anesthésistes :<text:line-break/><text:tab/>téléphone : <text:text-input text:description="&lt;o.bloc_agenda_id.ane_group_id.phone&gt;">&lt;o.bloc_agenda_id.ane_group_id.phone&gt;</text:text-input><text:line-break/><text:tab/>lieu : <text:text-input text:description="&lt;o.bloc_agenda_id.ane_group_id.street&gt;">&lt;o.bloc_agenda_id.ane_group_id.street&gt;</text:text-input><text:text-input text:description="&lt;/if&gt;">&lt;/if&gt;</text:text-input></text:p>
      <text:p text:style-name="P9">Le non respect de ce rendez <text:span text:style-name="T6">reporte</text:span> la date de la chirurgie prévue.</text:p>
      <text:p text:style-name="P10">Pour <text:text-input text:description="&lt;if test=&quot;o.procedure_type_id.eye_injection == True&quot;&gt;">if eye_injection == True</text:text-input><text:span text:style-name="T8">l</text:span><text:span text:style-name="T7">’injection</text:span><text:text-input text:description="&lt;/if&gt;">&lt;/if&gt;</text:text-input> <text:text-input text:description="&lt;if test=&quot;o.procedure_type_id.eye_injection == False&quot;&gt;">if eye_injection==False</text:text-input>la chirurgie<text:span text:style-name="T9"><text:text-input text:description="&lt;/if&gt;">&lt;/if&gt;</text:text-input></text:span> <text:text-input text:description="&lt;get_selection_item(o,&quot;ods&quot;)&gt;">&lt;get_selection_item(o,"ods")&gt;</text:text-input><text:s/>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4">à Nouville</text:span>.<text:line-break/><text:tab/><text:text-input text:description="&lt;if test=&quot;o.procedure_type_id.fasting is True&quot;&gt;">&lt;if test="o.procedure_type_id.fasting is True"&gt;</text:text-input>à jeun depuis <text:span text:style-name="T4">7</text:span>h du matin<text:span text:style-name="T3">, ni boire, ni fumer, ni manger</text:span><text:span text:style-name="T3"><text:text-input text:description="&lt;/if&gt;">&lt;/if&gt;</text:text-input></text:span></text:p>
      <text:p text:style-name="Text_20_body"><text:text-input text:description="&lt;if test=&quot;o.po_meeting_id&quot;&gt;">&lt;if test="o.po_meeting_id&gt;</text:text-input>Pour le rendez vous post-opératoire:<text:line-break/><text:soft-page-break/><text:tab/>le: <text:text-input text:description="&lt;only_time1()&gt;">&lt;only_time1()&gt;</text:text-input><text:line-break/><text:tab/>au cabinet, ancre de marine, baie de l'orphelinat.<text:text-input text:description="&lt;/if&gt;">&lt;/if&gt;</text:text-input></text:p>
      <text:p text:style-name="P6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1.99mm" fo:margin-bottom="0mm" style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2-10-23T20:22:28.868230277</dc:date>
    <meta:editing-duration>PT12H17M26S</meta:editing-duration>
    <meta:editing-cycles>166</meta:editing-cycles>
    <meta:generator>LibreOffice/7.0.4.2$Linux_X86_64 LibreOffice_project/00$Build-2</meta:generator>
    <meta:document-statistic meta:table-count="0" meta:image-count="0" meta:object-count="0" meta:page-count="2" meta:paragraph-count="17" meta:word-count="281" meta:character-count="1761" meta:non-whitespace-character-count="1578"/>
  </office:meta>
</office:document-meta>
</file>